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Arial Unicode MS'" style:font-charset="x-symbol"/>
    <style:font-face style:name="Arial2" svg:font-family="Arial" style:font-family-generic="swiss"/>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Endnote">
      <style:paragraph-properties fo:margin-left="0in" fo:margin-right="0in" fo:text-align="start" style:justify-single-word="false" fo:orphans="2" fo:widows="2" fo:text-indent="0in" style:auto-text-indent="false"/>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officeooo:paragraph-rsid="001b1a69"/>
    </style:style>
    <style:style style:name="P4" style:family="paragraph" style:parent-style-name="Standard">
      <style:paragraph-properties fo:text-align="start" style:justify-single-word="false" style:writing-mode="lr-tb"/>
      <style:text-properties officeooo:paragraph-rsid="001deed2"/>
    </style:style>
    <style:style style:name="P5" style:family="paragraph" style:parent-style-name="Standard">
      <style:paragraph-properties fo:text-align="start" style:justify-single-word="false" style:writing-mode="lr-tb"/>
      <style:text-properties fo:font-size="14pt" style:font-size-asian="14pt" style:font-size-complex="14pt"/>
    </style:style>
    <style:style style:name="P6" style:family="paragraph" style:parent-style-name="Standard">
      <style:paragraph-properties fo:text-align="start" style:justify-single-word="false" style:writing-mode="lr-tb"/>
      <style:text-properties fo:font-size="12pt" style:font-size-asian="12pt" style:font-size-complex="12pt"/>
    </style:style>
    <style:style style:name="P7" style:family="paragraph" style:parent-style-name="Standard">
      <style:paragraph-properties fo:text-align="start" style:justify-single-word="false" style:writing-mode="lr-tb"/>
      <style:text-properties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style:writing-mode="lr-tb"/>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writing-mode="lr-tb"/>
      <style:text-properties fo:font-size="12pt" fo:font-weight="normal" officeooo:rsid="001b1a69" officeooo:paragraph-rsid="001b1a69" style:font-size-asian="12pt" style:font-weight-asian="normal" style:font-size-complex="12pt" style:font-weight-complex="normal"/>
    </style:style>
    <style:style style:name="P12" style:family="paragraph" style:parent-style-name="Standard">
      <style:paragraph-properties fo:text-align="start" style:justify-single-word="false" style:writing-mode="lr-tb"/>
      <style:text-properties fo:font-size="10pt" fo:font-style="normal" style:font-size-asian="10pt" style:font-style-asian="normal" style:font-size-complex="10pt" style:font-style-complex="normal"/>
    </style:style>
    <style:style style:name="P13" style:family="paragraph" style:parent-style-name="Standard" style:master-page-name="Standard">
      <style:paragraph-properties fo:text-align="start" style:justify-single-word="false" style:page-number="auto" style:writing-mode="lr-tb"/>
      <style:text-properties fo:font-size="14pt" fo:font-style="italic" style:font-size-asian="14pt" style:font-style-asian="italic" style:font-size-complex="14pt" style:font-style-complex="italic"/>
    </style:style>
    <style:style style:name="P14" style:family="paragraph" style:parent-style-name="Standard" style:list-style-name="L1">
      <style:paragraph-properties fo:text-align="start" style:justify-single-word="false" style:writing-mode="lr-tb"/>
      <style:text-properties fo:font-size="12pt" fo:font-weight="normal" officeooo:rsid="001b1a69" officeooo:paragraph-rsid="001b1a69" style:font-size-asian="12pt" style:font-weight-asian="normal" style:font-size-complex="12pt" style:font-weight-complex="normal"/>
    </style:style>
    <style:style style:name="P15" style:family="paragraph" style:parent-style-name="Standard">
      <style:paragraph-properties fo:text-align="start" style:justify-single-word="false" style:writing-mode="lr-tb"/>
      <style:text-properties fo:font-size="12pt" fo:font-weight="normal" officeooo:rsid="001e5a3c" officeooo:paragraph-rsid="001deed2" style:font-size-asian="12pt" style:font-weight-asian="normal" style:font-size-complex="12pt" style:font-weight-complex="normal"/>
    </style:style>
    <style:style style:name="P16" style:family="paragraph" style:parent-style-name="Standard">
      <style:paragraph-properties fo:text-align="start" style:justify-single-word="false" style:writing-mode="lr-tb"/>
      <style:text-properties fo:font-size="12pt" fo:font-weight="normal" officeooo:rsid="001e5a3c" officeooo:paragraph-rsid="001e5a3c" style:font-size-asian="12pt" style:font-weight-asian="normal" style:font-size-complex="12pt" style:font-weight-complex="normal"/>
    </style:style>
    <style:style style:name="P17" style:family="paragraph" style:parent-style-name="Standard">
      <style:paragraph-properties fo:text-align="start" style:justify-single-word="false" style:writing-mode="lr-tb"/>
      <style:text-properties fo:font-size="12pt" fo:font-weight="normal" officeooo:rsid="00137fb9" officeooo:paragraph-rsid="001deed2"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137fb9" style:font-size-asian="12pt" style:font-weight-asian="normal" style:font-size-complex="12pt" style:font-weight-complex="normal"/>
    </style:style>
    <style:style style:name="T3" style:family="text">
      <style:text-properties fo:font-size="12pt" fo:font-weight="normal" officeooo:rsid="00177504" style:font-size-asian="12pt" style:font-weight-asian="normal" style:font-size-complex="12pt" style:font-weight-complex="normal"/>
    </style:style>
    <style:style style:name="T4" style:family="text">
      <style:text-properties fo:font-size="12pt" fo:font-weight="normal" officeooo:rsid="0018ea84" style:font-size-asian="12pt" style:font-weight-asian="normal" style:font-size-complex="12pt" style:font-weight-complex="normal"/>
    </style:style>
    <style:style style:name="T5" style:family="text">
      <style:text-properties fo:font-size="12pt" fo:font-weight="normal" officeooo:rsid="001a6206" style:font-size-asian="12pt" style:font-weight-asian="normal" style:font-size-complex="12pt" style:font-weight-complex="normal"/>
    </style:style>
    <style:style style:name="T6" style:family="text">
      <style:text-properties fo:font-size="12pt" fo:font-weight="normal" officeooo:rsid="001b1a69" style:font-size-asian="12pt" style:font-weight-asian="normal" style:font-size-complex="12pt" style:font-weight-complex="normal"/>
    </style:style>
    <style:style style:name="T7" style:family="text">
      <style:text-properties fo:font-size="12pt" fo:font-weight="normal" officeooo:rsid="001deed2" style:font-size-asian="12pt" style:font-weight-asian="normal" style:font-size-complex="12pt" style:font-weight-complex="normal"/>
    </style:style>
    <style:style style:name="T8" style:family="text">
      <style:text-properties fo:font-size="12pt" fo:font-weight="normal" officeooo:rsid="001e5a3c" style:font-size-asian="12pt" style:font-weight-asian="normal" style:font-size-complex="12pt" style:font-weight-complex="normal"/>
    </style:style>
    <style:style style:name="T9" style:family="text">
      <style:text-properties fo:font-size="12pt" fo:font-weight="normal" officeooo:rsid="001e89c9" style:font-size-asian="12pt" style:font-weight-asian="normal" style:font-size-complex="12pt" style:font-weight-complex="normal"/>
    </style:style>
    <style:style style:name="T10" style:family="text">
      <style:text-properties style:use-window-font-color="true" style:font-name="Liberation Serif1" fo:font-size="12pt" fo:language="en" fo:country="US" fo:font-weight="normal" officeooo:rsid="00170876" style:letter-kerning="true" style:font-name-asian="NSimSun1" style:font-size-asian="12pt" style:language-asian="zh" style:country-asian="CN" style:font-weight-asian="normal" style:font-name-complex="Arial1" style:font-size-complex="12pt" style:language-complex="hi" style:country-complex="IN" style:font-weight-complex="normal"/>
    </style:style>
    <style:style style:name="T11" style:family="text">
      <style:text-properties style:use-window-font-color="true" style:font-name="Liberation Serif1" fo:font-size="12pt" fo:language="en" fo:country="US" fo:font-weight="normal" officeooo:rsid="001a6206" style:letter-kerning="true" style:font-name-asian="NSimSun1" style:font-size-asian="12pt" style:language-asian="zh" style:country-asian="CN" style:font-weight-asian="normal" style:font-name-complex="Arial1" style:font-size-complex="12pt" style:language-complex="hi" style:country-complex="IN" style:font-weight-complex="normal"/>
    </style:style>
    <style:style style:name="T12" style:family="text">
      <style:text-properties style:use-window-font-color="true" style:font-name="Liberation Serif1" fo:font-size="12pt" fo:language="en" fo:country="US" fo:font-weight="normal" officeooo:rsid="001deed2" style:letter-kerning="true" style:font-name-asian="NSimSun1" style:font-size-asian="12pt" style:language-asian="zh" style:country-asian="CN" style:font-weight-asian="normal" style:font-name-complex="Arial1" style:font-size-complex="12pt" style:language-complex="hi" style:country-complex="IN" style:font-weight-complex="normal"/>
    </style:style>
    <style:style style:name="T13" style:family="text">
      <style:text-properties fo:font-style="italic"/>
    </style:style>
    <style:style style:name="T14"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pringboard Capstone 1: Dengue prediction using climate data</text:p>
      <text:p text:style-name="P7">Marko Masnikosa</text:p>
      <text:p text:style-name="P5"/>
      <text:p text:style-name="P12">This document is accompanied by a Jupyter Notebook that visualizes what is mentioned here.</text:p>
      <text:p text:style-name="P6"/>
      <text:p text:style-name="P6"/>
      <text:p text:style-name="P8">Data Story-telling</text:p>
      <text:p text:style-name="P9"/>
      <text:p text:style-name="P2"><text:span text:style-name="T1"><text:tab/>Our dataset </text:span><text:span text:style-name="T10">comes from a collection</text:span><text:span text:style-name="T1"> of data provided by various U.S. government departments: Department of Health and Human Services, Department of Defense, Department of Commerce, Department of Homeland Security, and the Center for Disease Control and Prevention (CDC). </text:span></text:p>
      <text:p text:style-name="P2"><text:span text:style-name="T1"><text:tab/>Found at: </text:span><text:a xlink:type="simple" xlink:href="https://dengueforecasting.noaa.gov/" text:style-name="Internet_20_link" text:visited-style-name="Visited_20_Internet_20_Link"><text:span text:style-name="Internet_20_link"><text:span text:style-name="T1">https://dengueforecasting.noaa.gov/</text:span></text:span></text:a><text:span text:style-name="T1"> </text:span></text:p>
      <text:p text:style-name="P10"/>
      <text:p text:style-name="P11">The data that I use in this project is from a competition that is being hosted by DrivenData.org:</text:p>
      <text:p text:style-name="P3"><text:span text:style-name="T6"><text:tab/></text:span><text:a xlink:type="simple" xlink:href="https://www.drivendata.org/competitions/44/dengai-predicting-disease-spread/data/" text:style-name="Internet_20_link" text:visited-style-name="Visited_20_Internet_20_Link"><text:span text:style-name="T1">https://www.drivendata.org/competitions/44/dengai-predicting-disease-spread/data/</text:span></text:a><text:span text:style-name="T1"> </text:span></text:p>
      <text:list xml:id="list1469732931" text:style-name="L1">
        <text:list-item>
          <text:p text:style-name="P14">Note that this is a timed competition and requires an account in order to access so I will be making it locally available as allowed in the rules of the competition.</text:p>
        </text:list-item>
        <text:list-item>
          <text:p text:style-name="P14">The data made available by this competition is taken from the official source linked above but offers a simplified subset of features and is only for a limited range of year values. The official source was being updated on a regular basis at the time of writing this so more data will be available there in the future.</text:p>
        </text:list-item>
      </text:list>
      <text:p text:style-name="P2"/>
      <text:p text:style-name="P10">This includes several features that record environmental and dengue virus for the cities of San Juan(SJ) in Puerto Rico, and Iquitos(IQ) in Peru as well as time data and the number of weekly recorded cases of dengue in their respective locations and times. The data from SJ spreads from 1990 to 2008 and the data for IQ spreads from 2000 to 2010 and contains missing data for several features in both cities. </text:p>
      <text:p text:style-name="P10"/>
      <text:p text:style-name="P2"><text:span text:style-name="T1"><text:tab/>The number of cases in SJ is 10x that in IQ, </text:span><text:span text:style-name="T12">but it doesn’t appear that SJ had many more outbreaks than IQ did. It actually looks like IQ had more spikes in case numbers, but the number of <text:s/>cases in the outbreak occurrences seems to be on a higher scale</text:span><text:span text:style-name="T1">. Looking at the annual trends in the number of cases, we see a general pattern occurs for SJ where the cases trend higher in the later part of the year. This seasonality in cases may be correlated to the pattern in weather and trend in climate. For IQ trends, we can’t tell that there is an annual trend in cases like we saw in SJ. </text:span></text:p>
      <text:p text:style-name="P2"/>
      <text:p text:style-name="P4"><text:span text:style-name="T1"><text:tab/></text:span><text:span text:style-name="T7">Since our cases seem to follow a pattern in terms of time of year for SJ, we can take a look to see if could be explained by some environmental features that we have and look if any of these features follow the same pattern as the case numbers. Looking at the correlation matrix, we can’t tell that one feature is more highly correlated to the total case numbers for either city, so we won’t be having any free lunches today. One thing to note in the heatmaps is the NDVI Vegetation index quadrants. In SJ, the NE and NW seem to be more correlated with each other than the southern quadrants, and vice versa for the southern quadrants. </text:span><text:span text:style-name="T8">Comparing this to the correlation plot of IQ, these quadrant vegetation indexes seem to be broadly correlated.</text:span></text:p>
      <text:p text:style-name="P15"/>
      <text:p text:style-name="P4"><text:span text:style-name="T8"><text:tab/>We can take a look at the movements of these quadrant measures to see if they show any general pattern or indications. The NDVI measures for IQ exhibit a seasonality trend but it seems to stay along the same center, around 0.28, and breaking this down to the average measure per week for each quadrant, all four quadrants have a higher vegetation score later in the year and drop back down after about week 45. SJ is different since it exhibits different relationships between the North and South quadrants of the city. We can see this clearly in the breakdown by weekly average, that split between </text:span><text:soft-page-break/><text:span text:style-name="T8">the lines suggests that we can’t just take the grand mean of these quadrants to represent the city by one score.</text:span></text:p>
      <text:p text:style-name="P15"/>
      <text:p text:style-name="P16"><text:tab/>We use KNN to fill the missing values rather than using a forward fill since the trends in the climate data and NDVI scores seem to be repeatable, and across 10+ years, we are going to have a weekly observation with valid data we can use to approximate the missing values in the similar weeks with missing data. This may not be the best approach, one that learns the pattern of rise and fall by week may be more suited but I decided to use the approach of KNN for the cost to performance benefit and with this type of data where we see repeatability, I felt that was a good approach. Now with the filled and scaled data, we can look at the climate features in terms of scale instead of having to compare values with different units.<text:tab/></text:p>
      <text:p text:style-name="P15"/>
      <text:p text:style-name="P4"><text:span text:style-name="T8"><text:tab/></text:span><text:span text:style-name="T9">We can see a general pattern in SJ climate data that actually matches up roughly with the trend in cases we saw for the city. Most features exhibit a similar pattern of rising in the later part of the year and </text:span></text:p>
      <text:p text:style-name="P15"/>
      <text:p text:style-name="P15"/>
      <text:p text:style-name="P15"/>
      <text:p text:style-name="P17"/>
      <text:p text:style-name="P4"><text:span text:style-name="T2">Examining our overall trend in cases, we can see that SJ has some strong spikes in 94 and 98, while IQ has years with a larger number of cases but the difference in cases for the more troublesome years is not as large as what we see in SJ. Now that we know what years have had the worst outbreaks, we can take a look at the environmental feature data to see if we can find a connection. </text:span><text:span text:style-name="T3">Looking through the features to find trends that corroborate the pattern of cases was</text:span><text:span text:style-name="T4">n’t very beneficial, some years seemed to line up in trends while they flip in others. So unfortunately I couldn’t find a feature or set of features that by themselves explained our case numbers strongly. Since </text:span><text:span text:style-name="T5">Dengue is a mosquito-borne disease,</text:span><text:span text:style-name="T4"> I was hoping to find trends in precipitation and temperature, </text:span><text:span text:style-name="T5">which are 2 key abiotic components that contribute to the </text:span><text:span text:style-name="T11">gonotrophic</text:span><text:span text:style-name="T5"> cycle of </text:span><text:span text:style-name="T4"><text:s/></text:span><text:span text:style-name="T5">mosquitoes.</text:span><text:span text:style-name="T5"><text:note text:id="ftn1" text:note-class="endnote"><text:note-citation>i</text:note-citation><text:note-body><text:p text:style-name="P1"><text:span text:style-name="T14"><text:s/></text:span>Reinhold, J. M., Lazzari, C. R., &amp; Lahondère, C. (2018). Effects of the Environmental Temperature on <text:span text:style-name="T13">Aedes aegypti</text:span> and <text:span text:style-name="T13">Aedes albopictus</text:span> Mosquitoes: A Review. <text:span text:style-name="T13">Insects</text:span>, <text:span text:style-name="T13">9</text:span>(4), 158. https://doi.org/10.3390/insects9040158<text:line-break/></text:p></text:note-body></text:note></text:span><text:span text:style-name="T5"> For sake of exploration, I’ve included their plots in the Jupyter noteboo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Arial Unicode MS'" style:font-charset="x-symbol"/>
    <style:font-face style:name="Arial2" svg:font-family="Arial" style:font-family-generic="swiss"/>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SimSun1" style:font-family-asian="NSimSun"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8T19:57:26.772000000</meta:creation-date>
    <dc:date>2020-07-07T22:02:12.639000000</dc:date>
    <meta:editing-cycles>4</meta:editing-cycles>
    <meta:editing-duration>PT47M6S</meta:editing-duration>
    <meta:print-date>1995-11-21T17:41:00</meta:print-date>
    <meta:generator>LibreOffice/6.3.2.2$Windows_X86_64 LibreOffice_project/98b30e735bda24bc04ab42594c85f7fd8be07b9c</meta:generator>
    <meta:document-statistic meta:table-count="0" meta:image-count="0" meta:object-count="0" meta:page-count="3" meta:paragraph-count="18" meta:word-count="1005" meta:character-count="5734" meta:non-whitespace-character-count="4730"/>
  </office:meta>
</office:document-meta>
</file>